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6586B86A79D9AED8E2.png" manifest:media-type="image/png"/>
  <manifest:file-entry manifest:full-path="Pictures/10000000000007D0000004658BB884B0E78A5F58.png" manifest:media-type="image/png"/>
  <manifest:file-entry manifest:full-path="Pictures/10000000000007D00000046530229A191267E689.png" manifest:media-type="image/png"/>
  <manifest:file-entry manifest:full-path="Pictures/10000000000007D0000004656E44C37B38C9CBF4.png" manifest:media-type="image/png"/>
  <manifest:file-entry manifest:full-path="Pictures/100002010000113B000009B1A8313824C98A789B.png" manifest:media-type="image/png"/>
  <manifest:file-entry manifest:full-path="Pictures/10000000000007D00000046566006606CB2C2A3E.png" manifest:media-type="image/png"/>
  <manifest:file-entry manifest:full-path="Pictures/10000000000007D000000465927A9559FFD1E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Courier 10 Pitch" svg:font-family="'Courier 10 Pitch'" style:font-pitch="fixed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9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7" style:family="graphic" style:parent-style-name="objectwithoutfill">
      <style:graphic-properties svg:stroke-width="0.212cm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7.279cm" fo:min-width="55.032cm"/>
    </style:style>
    <style:style style:name="gr10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09cm" fo:min-width="2.267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61cm" fo:min-width="2.319cm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14" style:family="graphic" style:parent-style-name="objectwithoutfill">
      <style:graphic-properties svg:stroke-width="0.212cm" draw:marker-start-width="0.518cm" draw:marker-end="Arrow" draw:marker-end-width="0.618cm" draw:fill="none" draw:textarea-vertical-align="top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882cm" svg:stroke-color="#eb613d" draw:marker-start-width="1.516cm" draw:marker-end="Arrow" draw:marker-end-width="1.516cm" draw:stroke-linejoin="round" draw:fill="none" draw:textarea-vertical-align="middle" fo:padding-top="0.559cm" fo:padding-bottom="0.559cm" fo:padding-left="0.684cm" fo:padding-right="0.684cm"/>
    </style:style>
    <style:style style:name="gr17" style:family="graphic" style:parent-style-name="objectwithoutfill">
      <style:graphic-properties svg:stroke-width="0.882cm" svg:stroke-color="#eb613d" draw:marker-start-width="1.523cm" draw:marker-end="Arrow" draw:marker-end-width="1.523cm" draw:fill="none" draw:textarea-vertical-align="middle" fo:padding-top="0.566cm" fo:padding-bottom="0.566cm" fo:padding-left="0.691cm" fo:padding-right="0.691cm"/>
    </style:style>
    <style:style style:name="gr18" style:family="graphic" style:parent-style-name="objectwithoutfill">
      <style:graphic-properties svg:stroke-width="0.882cm" svg:stroke-color="#eb613d" draw:marker-start-width="1.523cm" draw:marker-end-width="1.523cm" draw:fill="none" draw:textarea-vertical-align="middle" fo:padding-top="0.566cm" fo:padding-bottom="0.566cm" fo:padding-left="0.691cm" fo:padding-right="0.691cm"/>
    </style:style>
    <style:style style:name="gr19" style:family="graphic" style:parent-style-name="objectwithoutfill">
      <style:graphic-properties svg:stroke-width="0.423cm" svg:stroke-color="#eb613d" draw:marker-start-width="0.83cm" draw:marker-end="Arrow" draw:marker-end-width="0.83cm" draw:fill="none" draw:textarea-vertical-align="middle" fo:padding-top="0.332cm" fo:padding-bottom="0.332cm" fo:padding-left="0.457cm" fo:padding-right="0.457cm"/>
    </style:style>
    <style:style style:name="gr20" style:family="graphic" style:parent-style-name="objectwithoutfill">
      <style:graphic-properties svg:stroke-width="0.423cm" svg:stroke-color="#eb613d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21" style:family="graphic" style:parent-style-name="objectwithoutfill">
      <style:graphic-properties svg:stroke-width="0.882cm" svg:stroke-color="#7da647" draw:marker-start="Arrow" draw:marker-start-width="1.523cm" draw:marker-end="" draw:marker-end-width="1.523cm" draw:fill="none" draw:textarea-vertical-align="middle" fo:padding-top="0.566cm" fo:padding-bottom="0.566cm" fo:padding-left="0.691cm" fo:padding-right="0.691cm"/>
    </style:style>
    <style:style style:name="gr22" style:family="graphic" style:parent-style-name="objectwithoutfill">
      <style:graphic-properties svg:stroke-width="0.423cm" svg:stroke-color="#7da647" draw:marker-start-width="0.83cm" draw:marker-end="" draw:marker-end-width="0.83cm" draw:fill="none" draw:textarea-vertical-align="middle" fo:padding-top="0.332cm" fo:padding-bottom="0.332cm" fo:padding-left="0.457cm" fo:padding-right="0.457cm"/>
    </style:style>
    <style:style style:name="gr23" style:family="graphic" style:parent-style-name="objectwithoutfill">
      <style:graphic-properties svg:stroke-width="0.423cm" svg:stroke-color="#7da647" draw:marker-start="" draw:marker-start-width="0.834cm" draw:marker-end="" draw:marker-end-width="0.834cm" draw:fill="none" draw:textarea-vertical-align="middle" fo:padding-top="0.336cm" fo:padding-bottom="0.336cm" fo:padding-left="0.461cm" fo:padding-right="0.461cm"/>
    </style:style>
    <style:style style:name="gr24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423cm" svg:stroke-color="#7da647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26" style:family="graphic" style:parent-style-name="objectwithoutfill">
      <style:graphic-properties svg:stroke-width="0.882cm" svg:stroke-color="#eb613d" draw:marker-start-width="1.514cm" draw:marker-end-width="1.514cm" draw:fill="none" draw:textarea-vertical-align="middle" fo:padding-top="0.557cm" fo:padding-bottom="0.557cm" fo:padding-left="0.682cm" fo:padding-right="0.682cm"/>
    </style:style>
    <style:style style:name="gr27" style:family="graphic" style:parent-style-name="objectwithoutfill">
      <style:graphic-properties svg:stroke-width="0.423cm" svg:stroke-color="#eb613d" draw:marker-start-width="0.839cm" draw:marker-end="Arrow" draw:marker-end-width="0.839cm" draw:fill="none" draw:textarea-vertical-align="middle" fo:padding-top="0.341cm" fo:padding-bottom="0.341cm" fo:padding-left="0.466cm" fo:padding-right="0.466cm"/>
    </style:style>
    <style:style style:name="gr2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textarea-horizontal-align="justify" draw:textarea-vertical-align="top" draw:auto-grow-height="false" fo:min-height="5.123cm" fo:min-width="15.291cm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draw:fill-color="#e6e6ff" draw:textarea-horizontal-align="justify" draw:textarea-vertical-align="middle" draw:auto-grow-height="false" fo:min-height="2.437cm" fo:min-width="36.031cm"/>
    </style:style>
    <style:style style:name="gr32" style:family="graphic" style:parent-style-name="standard">
      <style:graphic-properties draw:textarea-horizontal-align="justify" draw:textarea-vertical-align="middle" draw:auto-grow-height="false" fo:min-height="1.443cm" fo:min-width="1.58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fill="none" draw:textarea-horizontal-align="justify" draw:textarea-vertical-align="top" draw:auto-grow-height="false" fo:min-height="7.164cm" fo:min-width="6.913cm"/>
    </style:style>
    <style:style style:name="gr35" style:family="graphic" style:parent-style-name="standard">
      <style:graphic-properties draw:textarea-horizontal-align="justify" draw:textarea-vertical-align="middle" draw:auto-grow-height="false" fo:min-height="2.239cm" fo:min-width="7.609cm"/>
    </style:style>
    <style:style style:name="gr36" style:family="graphic" style:parent-style-name="standard">
      <style:graphic-properties draw:fill="none" draw:textarea-horizontal-align="justify" draw:textarea-vertical-align="top" draw:auto-grow-height="false" fo:min-height="8.255cm" fo:min-width="30.054cm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9.55cm" fo:min-width="29.914cm"/>
    </style:style>
    <style:style style:name="gr38" style:family="graphic" style:parent-style-name="standard">
      <style:graphic-properties draw:textarea-horizontal-align="justify" draw:textarea-vertical-align="middle" draw:auto-grow-height="false" fo:min-height="2.239cm" fo:min-width="20.894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68cm"/>
    </style:style>
    <style:style style:name="gr41" style:family="graphic" style:parent-style-name="standard">
      <style:graphic-properties draw:fill-color="#99ccff" draw:textarea-horizontal-align="justify" draw:textarea-vertical-align="middle" draw:auto-grow-height="false" fo:min-height="14.792cm" fo:min-width="14.444cm"/>
    </style:style>
    <style:style style:name="gr42" style:family="graphic" style:parent-style-name="standard">
      <style:graphic-properties draw:textarea-horizontal-align="justify" draw:textarea-vertical-align="middle" draw:auto-grow-height="false" fo:min-height="14.782cm" fo:min-width="14.587cm"/>
    </style:style>
    <style:style style:name="gr43" style:family="graphic" style:parent-style-name="standard">
      <style:graphic-properties draw:fill-color="#ffcc99" draw:textarea-horizontal-align="justify" draw:textarea-vertical-align="middle" draw:auto-grow-height="false" fo:min-height="1.872cm" fo:min-width="16.986cm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3.34cm" fo:min-width="12.243cm"/>
    </style:style>
    <style:style style:name="gr45" style:family="graphic" style:parent-style-name="standard">
      <style:graphic-properties draw:fill-color="#99ccff" draw:textarea-horizontal-align="justify" draw:textarea-vertical-align="middle" draw:auto-grow-height="false" fo:min-height="3.34cm" fo:min-width="32.13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RH_5f_Summit_5f_Preso_5f_Template_5f_16x9-notes">
      <style:graphic-properties draw:fill-color="#ffffff" draw:auto-grow-height="true" fo:min-height="12.572cm"/>
    </style:style>
    <style:style style:name="pr2" style:family="presentation" style:parent-style-name="RH_5f_Summit_5f_Preso_5f_Template_5f_16x94-title">
      <style:graphic-properties fo:min-height="6.361cm"/>
    </style:style>
    <style:style style:name="pr3" style:family="presentation" style:parent-style-name="RH_5f_Summit_5f_Preso_5f_Template_5f_16x94-outline1">
      <style:graphic-properties fo:min-height="22.098cm"/>
    </style:style>
    <style:style style:name="pr4" style:family="presentation" style:parent-style-name="RH_5f_Summit_5f_Preso_5f_Template_5f_16x94-notes">
      <style:graphic-properties draw:fill-color="#ffffff" fo:min-height="12.572cm"/>
    </style:style>
    <style:style style:name="pr5" style:family="presentation" style:parent-style-name="RH_5f_Summit_5f_Preso_5f_Template_5f_16x91-notes">
      <style:graphic-properties draw:fill-color="#ffffff" draw:auto-grow-height="true" fo:min-height="12.572cm"/>
    </style:style>
    <style:style style:name="pr6" style:family="presentation" style:parent-style-name="RH_5f_Summit_5f_Preso_5f_Template_5f_16x94-title">
      <style:graphic-properties draw:auto-grow-height="true" fo:min-height="6.361cm"/>
    </style:style>
    <style:style style:name="pr7" style:family="presentation" style:parent-style-name="RH_5f_Summit_5f_Preso_5f_Template_5f_16x94-outline1">
      <style:graphic-properties draw:auto-grow-height="true" fo:min-height="22.098cm"/>
    </style:style>
    <style:style style:name="pr8" style:family="presentation" style:parent-style-name="RH_5f_Summit_5f_Preso_5f_Template_5f_16x94-notes">
      <style:graphic-properties draw:fill-color="#ffffff" draw:auto-grow-height="true" fo:min-height="12.572cm"/>
    </style:style>
    <style:style style:name="pr9" style:family="presentation" style:parent-style-name="RH_5f_Summit_5f_Preso_5f_Template_5f_16x94-subtitle">
      <style:graphic-properties draw:fill-color="#ffffff" draw:auto-grow-height="true" fo:min-height="29.489cm"/>
    </style:style>
    <style:style style:name="pr10" style:family="presentation" style:parent-style-name="RH_5f_Summit_5f_Preso_5f_Template_5f_16x94-subtitle">
      <style:graphic-properties draw:fill-color="#ffffff" fo:min-height="29.489cm"/>
    </style:style>
    <style:style style:name="pr11" style:family="presentation" style:parent-style-name="RH_5f_Summit_5f_Preso_5f_Template_5f_16x94-outline1">
      <style:graphic-properties fo:min-height="12.696cm"/>
    </style:style>
    <style:style style:name="pr12" style:family="presentation" style:parent-style-name="RH_5f_Summit_5f_Preso_5f_Template_5f_16x94-outline1">
      <style:graphic-properties fo:min-height="13.028cm"/>
    </style:style>
    <style:style style:name="pr13" style:family="presentation" style:parent-style-name="RH_5f_Summit_5f_Preso_5f_Template_5f_16x94-outline1">
      <style:graphic-properties fo:min-height="11.539cm"/>
    </style:style>
    <style:style style:name="pr14" style:family="presentation" style:parent-style-name="RH_5f_Summit_5f_Preso_5f_Template_5f_16x9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60pt" style:font-size-asian="60pt" style:font-size-complex="6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style:font-name="Liberation Sans1" fo:font-size="36pt" style:font-name-asian="Liberation Sans1" style:font-size-asian="36pt" style:font-name-complex="Liberation Sans1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loext:graphic-properties draw:fill-color="#ffcc99"/>
      <style:paragraph-properties fo:text-align="center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99ccff"/>
      <style:paragraph-properties fo:text-align="center"/>
      <style:text-properties fo:font-size="48pt" style:font-size-asian="48pt" style:font-size-complex="48pt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-color="#ffffff"/>
      <style:text-properties fo:font-size="54pt" style:font-size-asian="54pt" style:font-size-complex="54pt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e6e6ff"/>
      <style:paragraph-properties fo:text-align="center"/>
      <style:text-properties fo:font-size="32pt" style:font-size-asian="32pt" style:font-size-complex="32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25" style:family="paragraph">
      <style:paragraph-properties fo:text-align="end"/>
    </style:style>
    <style:style style:name="P26" style:family="paragraph">
      <loext:graphic-properties draw:fill="none"/>
      <style:paragraph-properties fo:text-align="end"/>
      <style:text-properties fo:font-size="32pt" style:font-size-asian="32pt" style:font-size-complex="32pt"/>
    </style:style>
    <style:style style:name="P27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8" style:family="paragraph">
      <style:text-properties fo:font-size="48pt" style:font-size-asian="48pt" style:font-size-complex="48pt"/>
    </style:style>
    <style:style style:name="P29" style:family="paragraph">
      <style:paragraph-properties fo:text-align="center"/>
      <style:text-properties fo:font-size="60pt" style:font-size-asian="60pt" style:font-size-complex="60pt"/>
    </style:style>
    <style:style style:name="P30" style:family="paragraph">
      <loext:graphic-properties draw:fill-color="#99ccff"/>
      <style:paragraph-properties fo:text-align="center"/>
      <style:text-properties fo:font-size="60pt" style:font-size-asian="60pt" style:font-size-complex="60pt"/>
    </style:style>
    <style:style style:name="P31" style:family="paragraph">
      <loext:graphic-properties draw:fill="none" draw:fill-color="#ffffff"/>
      <style:text-properties style:font-name="Courier 10 Pitch" fo:font-size="26pt" style:font-size-asian="26pt" style:font-size-complex="26pt"/>
    </style:style>
    <style:style style:name="T1" style:family="text"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Liberation Sans1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style:font-name="Courier 10 Pitch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ummit_5f_Preso_5f_Template_5f_16x9" presentation:presentation-page-layout-name="AL1T1">
        <office:forms form:automatic-focus="false" form:apply-design-mode="false"/>
        <draw:frame draw:style-name="gr1" draw:text-style-name="P2" draw:layer="layout" svg:width="33.108cm" svg:height="5.334cm" svg:x="6.262cm" svg:y="14.261cm">
          <draw:text-box>
            <text:p text:style-name="P1"><text:span text:style-name="T1">Elastic Scale for Messaging <text:s text:c="2"/>using Red Hat JBoss A-MQ 7</text:span></text:p>
          </draw:text-box>
        </draw:frame>
        <draw:frame draw:style-name="gr2" draw:text-style-name="P4" draw:layer="layout" svg:width="39.214cm" svg:height="7.099cm" svg:x="2.082cm" svg:y="20.32cm">
          <draw:text-box>
            <text:p text:style-name="P3"><text:span text:style-name="T2">David Ingham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ed Ross</text:span></text:p>
            <text:p text:style-name="P3"><text:span text:style-name="T2">Senior Engineering Manager</text:span><text:span text:style-name="T2"><text:tab/></text:span><text:span text:style-name="T2"><text:tab/></text:span><text:span text:style-name="T2">Principal Software Engineer</text:span></text:p>
            <text:p text:style-name="P3"><text:span text:style-name="T2"/></text:p>
            <text:p text:style-name="P3"><text:span text:style-name="T2">June 30, 2016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Presentation Outline</text:p>
          </draw:text-box>
        </draw:frame>
        <draw:frame presentation:style-name="pr3" draw:text-style-name="P6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3">Recap of A-MQ 7</text:span></text:p>
              </text:list-item>
              <text:list-item>
                <text:p><text:span text:style-name="T3">Introduction of A-MQ Interconnect</text:span></text:p>
              </text:list-item>
              <text:list-item>
                <text:p><text:span text:style-name="T3">Description of the Demonstration</text:span></text:p>
              </text:list-item>
              <text:list-item>
                <text:p><text:span text:style-name="T3">Demonstration of A-MQ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Summit_5f_Preso_5f_Template_5f_16x91" presentation:presentation-page-layout-name="AL1T1">
        <office:forms form:automatic-focus="false" form:apply-design-mode="false"/>
        <draw:frame draw:style-name="gr4" draw:text-style-name="P8" draw:layer="layout" svg:width="55.372cm" svg:height="2.618cm" svg:x="6.185cm" svg:y="16.741cm">
          <draw:text-box>
            <text:p text:style-name="P7"><text:span text:style-name="T4">Red Hat Jboss A-MQ 7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Summit_5f_Preso_5f_Template_5f_16x94" presentation:presentation-page-layout-name="AL1T1">
        <office:forms form:automatic-focus="false" form:apply-design-mode="false"/>
        <draw:frame presentation:style-name="pr6" draw:layer="layout" svg:width="60.966cm" svg:height="6.361cm" svg:x="3.387cm" svg:y="1.52cm" presentation:class="title">
          <draw:text-box>
            <text:p>A-MQ Topics</text:p>
          </draw:text-box>
        </draw:frame>
        <draw:frame presentation:style-name="pr7" draw:layer="layout" svg:width="60.966cm" svg:height="22.098cm" svg:x="3.387cm" svg:y="8.915cm" presentation:class="outline">
          <draw:text-box>
            <text:list text:style-name="L3">
              <text:list-item>
                <text:p>Protocols</text:p>
              </text:list-item>
              <text:list-item>
                <text:p>Artemis Broker</text:p>
              </text:list-item>
              <text:list-item>
                <text:p>Client Suit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Summit_5f_Preso_5f_Template_5f_16x91" presentation:presentation-page-layout-name="AL1T1">
        <office:forms form:automatic-focus="false" form:apply-design-mode="false"/>
        <draw:frame draw:style-name="gr4" draw:text-style-name="P10" draw:layer="layout" svg:width="55.372cm" svg:height="2.618cm" svg:x="6.185cm" svg:y="16.741cm">
          <draw:text-box>
            <text:p text:style-name="P7"><text:span text:style-name="T5">A-MQ Interconnect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Summit_5f_Preso_5f_Template_5f_16x94" presentation:presentation-page-layout-name="AL2T32">
        <office:forms form:automatic-focus="false" form:apply-design-mode="false"/>
        <draw:frame presentation:style-name="pr9" draw:text-style-name="P12" draw:layer="layout" svg:width="60.966cm" svg:height="29.489cm" svg:x="3.387cm" svg:y="1.52cm" presentation:class="subtitle">
          <draw:text-box>
            <text:p text:style-name="P11"><text:span text:style-name="T6">In A-MQ 7, Message Routing is separated from Message Storage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Summit_5f_Preso_5f_Template_5f_16x94">
        <office:forms form:automatic-focus="false" form:apply-design-mode="false"/>
        <draw:custom-shape draw:style-name="gr5" draw:text-style-name="P13" xml:id="id5" draw:id="id5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3" draw:id="id3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4" draw:id="id4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6" draw:id="id6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" draw:id="id1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7" draw:id="id7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2" draw:id="id2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5" draw:layer="layout" draw:type="line" svg:x1="8.714cm" svg:y1="28.223cm" svg:x2="34.13cm" svg:y2="12.9cm" draw:start-shape="id1" draw:start-glue-point="0" draw:end-shape="id2" draw:end-glue-point="2" svg:d="M8714 28223l25416-15323" svg:viewBox="0 0 25417 15324">
          <text:p/>
        </draw:connector>
        <draw:connector draw:style-name="gr8" draw:text-style-name="P15" draw:layer="layout" draw:type="line" svg:x1="19.983cm" svg:y1="28.223cm" svg:x2="34.13cm" svg:y2="12.9cm" draw:start-shape="id3" draw:start-glue-point="0" draw:end-shape="id2" draw:end-glue-point="2" svg:d="M19983 28223l14147-15323" svg:viewBox="0 0 14148 15324">
          <text:p/>
        </draw:connector>
        <draw:connector draw:style-name="gr8" draw:text-style-name="P15" draw:layer="layout" draw:type="line" svg:x1="35.565cm" svg:y1="28.223cm" svg:x2="53.629cm" svg:y2="12.9cm" draw:start-shape="id4" draw:start-glue-point="0" draw:end-shape="id5" draw:end-glue-point="2" svg:d="M35565 28223l18064-15323" svg:viewBox="0 0 18065 15324">
          <text:p/>
        </draw:connector>
        <draw:connector draw:style-name="gr8" draw:text-style-name="P15" draw:layer="layout" draw:type="line" svg:x1="46.297cm" svg:y1="28.223cm" svg:x2="53.629cm" svg:y2="12.9cm" draw:start-shape="id6" draw:start-glue-point="0" draw:end-shape="id5" draw:end-glue-point="2" svg:d="M46297 28223l7332-15323" svg:viewBox="0 0 7333 15324">
          <text:p/>
        </draw:connector>
        <draw:connector draw:style-name="gr8" draw:text-style-name="P15" draw:layer="layout" draw:type="line" svg:x1="57.025cm" svg:y1="28.223cm" svg:x2="53.629cm" svg:y2="12.9cm" draw:start-shape="id7" draw:start-glue-point="0" draw:end-shape="id5" draw:end-glue-point="2" svg:d="M57025 28223l-3396-15323" svg:viewBox="0 0 3397 15324">
          <text:p/>
        </draw:connector>
        <draw:connector draw:style-name="gr8" draw:text-style-name="P15" draw:layer="layout" draw:type="line" svg:x1="42.487cm" svg:y1="10.042cm" svg:x2="45.273cm" svg:y2="10.042cm" draw:start-shape="id2" draw:start-glue-point="1" draw:end-shape="id5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Why do we use Multiple Brokers?</text:p>
          </draw:text-box>
        </draw:frame>
        <draw:frame presentation:style-name="pr3" draw:text-style-name="P6" draw:layer="layout" svg:width="60.966cm" svg:height="22.098cm" svg:x="3.387cm" svg:y="8.915cm" presentation:class="outline">
          <draw:text-box>
            <text:list text:style-name="L3">
              <text:list-item>
                <text:p xml:id="id33" text:id="id33"><text:span text:style-name="T3">High Availability</text:span></text:p>
              </text:list-item>
              <text:list-item>
                <text:p xml:id="id34" text:id="id34"><text:span text:style-name="T3">Too Many Connections for One Broker</text:span></text:p>
              </text:list-item>
              <text:list-item>
                <text:p xml:id="id35" text:id="id35"><text:span text:style-name="T3">Too Many Queues for One Broker</text:span></text:p>
              </text:list-item>
              <text:list-item>
                <text:p xml:id="id36" text:id="id36"><text:span text:style-name="T3">Too Much Message Throughput for One Broker</text:span></text:p>
              </text:list-item>
              <text:list-item>
                <text:p xml:id="id37" text:id="id37"><text:span text:style-name="T3">We want Messaging Service in Different Geographical Lo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Summit_5f_Preso_5f_Template_5f_16x94">
        <office:forms form:automatic-focus="false" form:apply-design-mode="false"/>
        <draw:custom-shape draw:style-name="gr5" draw:text-style-name="P13" xml:id="id12" draw:id="id12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0" draw:id="id10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1" draw:id="id11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3" draw:id="id13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8" draw:id="id8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4" draw:id="id14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9" draw:id="id9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5" draw:layer="layout" draw:type="line" svg:x1="8.714cm" svg:y1="28.223cm" svg:x2="34.13cm" svg:y2="12.9cm" draw:start-shape="id8" draw:start-glue-point="0" draw:end-shape="id9" draw:end-glue-point="2" svg:d="M8714 28223l25416-15323" svg:viewBox="0 0 25417 15324">
          <text:p/>
        </draw:connector>
        <draw:connector draw:style-name="gr8" draw:text-style-name="P15" draw:layer="layout" draw:type="line" svg:x1="19.983cm" svg:y1="28.223cm" svg:x2="34.13cm" svg:y2="12.9cm" draw:start-shape="id10" draw:start-glue-point="0" draw:end-shape="id9" draw:end-glue-point="2" svg:d="M19983 28223l14147-15323" svg:viewBox="0 0 14148 15324">
          <text:p/>
        </draw:connector>
        <draw:connector draw:style-name="gr8" draw:text-style-name="P15" draw:layer="layout" draw:type="line" svg:x1="35.565cm" svg:y1="28.223cm" svg:x2="53.629cm" svg:y2="12.9cm" draw:start-shape="id11" draw:start-glue-point="0" draw:end-shape="id12" draw:end-glue-point="2" svg:d="M35565 28223l18064-15323" svg:viewBox="0 0 18065 15324">
          <text:p/>
        </draw:connector>
        <draw:connector draw:style-name="gr8" draw:text-style-name="P15" draw:layer="layout" draw:type="line" svg:x1="46.297cm" svg:y1="28.223cm" svg:x2="53.629cm" svg:y2="12.9cm" draw:start-shape="id13" draw:start-glue-point="0" draw:end-shape="id12" draw:end-glue-point="2" svg:d="M46297 28223l7332-15323" svg:viewBox="0 0 7333 15324">
          <text:p/>
        </draw:connector>
        <draw:connector draw:style-name="gr8" draw:text-style-name="P15" draw:layer="layout" draw:type="line" svg:x1="57.025cm" svg:y1="28.223cm" svg:x2="53.629cm" svg:y2="12.9cm" draw:start-shape="id14" draw:start-glue-point="0" draw:end-shape="id12" draw:end-glue-point="2" svg:d="M57025 28223l-3396-15323" svg:viewBox="0 0 3397 15324">
          <text:p/>
        </draw:connector>
        <draw:connector draw:style-name="gr8" draw:text-style-name="P15" draw:layer="layout" draw:type="line" svg:x1="42.487cm" svg:y1="10.042cm" svg:x2="45.273cm" svg:y2="10.042cm" draw:start-shape="id9" draw:start-glue-point="1" draw:end-shape="id12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Summit_5f_Preso_5f_Template_5f_16x94">
        <office:forms form:automatic-focus="false" form:apply-design-mode="false"/>
        <draw:custom-shape draw:style-name="gr5" draw:text-style-name="P13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38" draw:id="id38" draw:layer="layout" svg:width="16.713cm" svg:height="5.715cm" svg:x="6.271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5" draw:layer="layout" svg:x1="8.624cm" svg:y1="28.223cm" svg:x2="8.624cm" svg:y2="24.793cm">
          <text:p/>
        </draw:line>
        <draw:line draw:style-name="gr8" draw:text-style-name="P15" draw:layer="layout" svg:x1="20.089cm" svg:y1="28.223cm" svg:x2="20.089cm" svg:y2="24.793cm">
          <text:p/>
        </draw:line>
        <draw:line draw:style-name="gr8" draw:text-style-name="P15" draw:layer="layout" svg:x1="35.768cm" svg:y1="28.223cm" svg:x2="35.768cm" svg:y2="24.793cm">
          <text:p/>
        </draw:line>
        <draw:line draw:style-name="gr8" draw:text-style-name="P15" draw:layer="layout" svg:x1="46.253cm" svg:y1="28.223cm" svg:x2="46.253cm" svg:y2="24.793cm">
          <text:p/>
        </draw:line>
        <draw:line draw:style-name="gr8" draw:text-style-name="P15" draw:layer="layout" svg:x1="57.13cm" svg:y1="28.223cm" svg:x2="57.13cm" svg:y2="24.793cm">
          <text:p/>
        </draw:line>
        <draw:polyline draw:style-name="gr8" draw:text-style-name="P15" xml:id="id39" draw:id="id39" draw:layer="layout" svg:width="0cm" svg:height="3.549cm" svg:x="14.993cm" svg:y="12.9cm" svg:viewBox="0 0 0 3550" draw:points="0,3550 0,0">
          <text:p/>
        </draw:polyline>
        <draw:line draw:style-name="gr8" draw:text-style-name="P15" draw:layer="layout" svg:x1="34.043cm" svg:y1="16.45cm" svg:x2="34.043cm" svg:y2="12.9cm">
          <text:p/>
        </draw:line>
        <draw:line draw:style-name="gr8" draw:text-style-name="P15" draw:layer="layout" svg:x1="53.849cm" svg:y1="16.45cm" svg:x2="53.849cm" svg:y2="12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Summit_5f_Preso_5f_Template_5f_16x94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6.713cm" svg:height="5.715cm" svg:x="6.271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Summit_5f_Preso_5f_Template_5f_16x94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Multicast</text:p>
          </draw:text-box>
        </draw:frame>
        <draw:line draw:style-name="gr14" draw:text-style-name="P15" draw:layer="layout" svg:x1="9.619cm" svg:y1="23.617cm" svg:x2="9.619cm" svg:y2="29.594cm">
          <text:p text:style-name="P7"/>
          <text:p text:style-name="P7">Topic_1</text:p>
        </draw:line>
        <draw:line draw:style-name="gr14" draw:text-style-name="P15" draw:layer="layout" svg:x1="20.68cm" svg:y1="23.565cm" svg:x2="20.68cm" svg:y2="29.542cm">
          <text:p text:style-name="P7"/>
          <text:p text:style-name="P7">Topic_1</text:p>
        </draw:line>
        <draw:line draw:style-name="gr15" draw:text-style-name="P15" draw:layer="layout" svg:x1="47.041cm" svg:y1="23.513cm" svg:x2="47.041cm" svg:y2="29.49cm">
          <text:p text:style-name="P7"/>
          <text:p text:style-name="P7">Topic_1</text:p>
        </draw:line>
        <draw:polyline draw:style-name="gr16" draw:text-style-name="P15" xml:id="id40" draw:id="id40" draw:layer="layout" svg:width="3.802cm" svg:height="26.292cm" draw:transform="rotate (1.5707963267949) translate (20.726cm 23.096cm)" svg:viewBox="0 0 3803 26293" draw:points="220,26293 3583,26293 3803,110 0,0">
          <text:p/>
        </draw:polyline>
        <draw:polyline draw:style-name="gr17" draw:text-style-name="P15" xml:id="id41" draw:id="id41" draw:layer="layout" svg:width="11.08cm" svg:height="3.528cm" draw:transform="rotate (-3.12675735494784) translate (20.7783524486113cm 22.8216521111913cm)" svg:viewBox="0 0 11081 3529" draw:points="0,3529 11081,3528 1107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Anycast (Balanced)</text:p>
          </draw:text-box>
        </draw:frame>
        <draw:line draw:style-name="gr14" draw:text-style-name="P15" draw:layer="layout" svg:x1="9.619cm" svg:y1="23.617cm" svg:x2="9.619cm" svg:y2="29.594cm">
          <text:p text:style-name="P7"/>
          <text:p text:style-name="P7">Service_3</text:p>
        </draw:line>
        <draw:line draw:style-name="gr14" draw:text-style-name="P15" draw:layer="layout" svg:x1="20.68cm" svg:y1="23.565cm" svg:x2="20.68cm" svg:y2="29.542cm">
          <text:p text:style-name="P7"/>
          <text:p text:style-name="P7">Service_3</text:p>
        </draw:line>
        <draw:line draw:style-name="gr15" draw:text-style-name="P15" draw:layer="layout" svg:x1="47.041cm" svg:y1="23.513cm" svg:x2="47.041cm" svg:y2="29.49cm">
          <text:p text:style-name="P7"/>
          <text:p text:style-name="P7">Service_3</text:p>
        </draw:line>
        <draw:polyline draw:style-name="gr18" draw:text-style-name="P15" xml:id="id42" draw:id="id42" draw:layer="layout" svg:width="4.607cm" svg:height="26.397cm" draw:transform="rotate (1.58458442788565) translate (20.6235391323892cm 23.4599663478296cm)" svg:viewBox="0 0 4608 26398" draw:points="0,26398 4079,26398 4608,0">
          <text:p/>
        </draw:polyline>
        <draw:line draw:style-name="gr19" draw:text-style-name="P15" xml:id="id43" draw:id="id43" draw:layer="layout" svg:x1="20.56cm" svg:y1="18.852cm" svg:x2="20.56cm" svg:y2="23.096cm">
          <text:p/>
        </draw:line>
        <draw:polyline draw:style-name="gr20" draw:text-style-name="P15" xml:id="id44" draw:id="id44" draw:layer="layout" svg:width="10.934cm" svg:height="4.357cm" draw:transform="skewX (0.000523598775598298) rotate (-3.13635666583381) translate (20.5805355480409cm 22.9837463825387cm)" svg:viewBox="0 0 10935 4358" draw:points="0,4358 10859,4357 109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Temporary Address for Request/Response</text:p>
          </draw:text-box>
        </draw:frame>
        <draw:line draw:style-name="gr14" draw:text-style-name="P15" draw:layer="layout" svg:x1="9.019cm" svg:y1="23.617cm" svg:x2="9.019cm" svg:y2="29.594cm">
          <text:p text:style-name="P7"/>
          <text:p text:style-name="P7">Service_3</text:p>
        </draw:line>
        <draw:line draw:style-name="gr14" draw:text-style-name="P15" draw:layer="layout" svg:x1="20.08cm" svg:y1="23.565cm" svg:x2="20.08cm" svg:y2="29.542cm">
          <text:p text:style-name="P7"/>
          <text:p text:style-name="P7">Service_3</text:p>
        </draw:line>
        <draw:line draw:style-name="gr15" draw:text-style-name="P15" draw:layer="layout" svg:x1="45.341cm" svg:y1="23.513cm" svg:x2="45.341cm" svg:y2="29.49cm">
          <text:p text:style-name="P7"/>
          <text:p text:style-name="P7">Service_3</text:p>
        </draw:line>
        <draw:line draw:style-name="gr15" draw:text-style-name="P15" draw:layer="layout" svg:x1="20.869cm" svg:y1="23.411cm" svg:x2="20.869cm" svg:y2="29.388cm">
          <text:p text:style-name="P7"/>
          <text:p text:style-name="P7"/>
        </draw:line>
        <draw:line draw:style-name="gr15" draw:text-style-name="P15" draw:layer="layout" svg:x1="9.769cm" svg:y1="23.465cm" svg:x2="9.769cm" svg:y2="29.442cm">
          <text:p text:style-name="P7"/>
          <text:p text:style-name="P7"/>
        </draw:line>
        <draw:line draw:style-name="gr14" draw:text-style-name="P15" draw:layer="layout" svg:x1="47.244cm" svg:y1="23.513cm" svg:x2="47.244cm" svg:y2="29.49cm">
          <text:p text:style-name="P7"/>
          <text:p text:style-name="P7">(Dynamic)</text:p>
        </draw:line>
        <draw:polyline draw:style-name="gr18" draw:text-style-name="P15" xml:id="id45" draw:id="id45" draw:layer="layout" svg:width="4.612cm" svg:height="25.462cm" draw:transform="skewX (-0.00122173047639603) rotate (1.58406082911005) translate (19.8501906491798cm 23.5778425260958cm)" svg:viewBox="0 0 4613 25463" draw:points="0,25462 4079,25463 4613,0">
          <text:p/>
        </draw:polyline>
        <draw:line draw:style-name="gr19" draw:text-style-name="P15" xml:id="id46" draw:id="id46" draw:layer="layout" svg:x1="19.981cm" svg:y1="18.965cm" svg:x2="19.981cm" svg:y2="23.209cm">
          <text:p/>
        </draw:line>
        <draw:polyline draw:style-name="gr20" draw:text-style-name="P15" xml:id="id47" draw:id="id47" draw:layer="layout" svg:width="11.561cm" svg:height="4.358cm" draw:transform="rotate (-3.13670573168421) translate (20.6022997966661cm 23.0974954940304cm)" svg:viewBox="0 0 11562 4359" draw:points="0,4359 11483,4357 11562,0">
          <text:p/>
        </draw:polyline>
        <draw:polyline draw:style-name="gr21" draw:text-style-name="P15" xml:id="id48" draw:id="id48" draw:layer="layout" svg:width="3.355cm" svg:height="26.174cm" draw:transform="skewX (0.00855211333477221) rotate (1.58947134979124) translate (21.0096614175532cm 23.4739695157501cm)" svg:viewBox="0 0 3356 26175" draw:points="0,26175 2970,26175 3356,0">
          <text:p/>
        </draw:polyline>
        <draw:line draw:style-name="gr22" draw:text-style-name="P15" xml:id="id49" draw:id="id49" draw:layer="layout" svg:x1="20.947cm" svg:y1="20.119cm" svg:x2="20.974cm" svg:y2="22.931cm">
          <text:p/>
        </draw:line>
        <draw:polyline draw:style-name="gr23" draw:text-style-name="P15" xml:id="id50" draw:id="id50" draw:layer="layout" svg:width="11.562cm" svg:height="3.218cm" draw:transform="skewX (-0.00366519142918809) rotate (-3.1384510609362) translate (21.3319091568429cm 23.1726739300307cm)" svg:viewBox="0 0 11563 3219" draw:points="0,3219 11483,3212 1156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</text:p>
          </draw:text-box>
        </draw:frame>
        <draw:line draw:style-name="gr14" draw:text-style-name="P18" draw:layer="layout" svg:x1="9.619cm" svg:y1="23.617cm" svg:x2="9.619cm" svg:y2="29.594cm">
          <text:p text:style-name="P7"><text:span text:style-name="T8"/></text:p>
          <text:p text:style-name="P7"><text:span text:style-name="T8">Queue_A</text:span></text:p>
        </draw:line>
        <draw:line draw:style-name="gr14" draw:text-style-name="P18" draw:layer="layout" svg:x1="20.68cm" svg:y1="23.565cm" svg:x2="20.68cm" svg:y2="29.542cm">
          <text:p text:style-name="P7"><text:span text:style-name="T8"/></text:p>
          <text:p text:style-name="P7"><text:span text:style-name="T8">Queue_B</text:span></text:p>
        </draw:line>
        <draw:line draw:style-name="gr15" draw:text-style-name="P18" draw:layer="layout" svg:x1="46.041cm" svg:y1="23.513cm" svg:x2="46.041cm" svg:y2="29.49cm">
          <text:p text:style-name="P7"><text:span text:style-name="T8"/></text:p>
          <text:p text:style-name="P7"><text:span text:style-name="T8">Queue_A</text:span></text:p>
        </draw:line>
        <draw:line draw:style-name="gr15" draw:text-style-name="P18" draw:layer="layout" svg:x1="47.543cm" svg:y1="23.468cm" svg:x2="47.543cm" svg:y2="29.445cm">
          <text:p text:style-name="P7"><text:span text:style-name="T8"/></text:p>
          <text:p text:style-name="P7"><text:span text:style-name="T8">Queue_B</text:span></text:p>
        </draw:line>
        <draw:line draw:style-name="gr14" draw:text-style-name="P18" draw:layer="layout" svg:x1="15.081cm" svg:y1="11.603cm" svg:x2="15.081cm" svg:y2="17.58cm">
          <text:p text:style-name="P7"><text:span text:style-name="T8"/></text:p>
          <text:p text:style-name="P7"><text:span text:style-name="T8">Queue_A</text:span></text:p>
        </draw:line>
        <draw:line draw:style-name="gr24" draw:text-style-name="P18" draw:layer="layout" svg:x1="15.74cm" svg:y1="11.47cm" svg:x2="15.74cm" svg:y2="17.447cm">
          <text:p/>
        </draw:line>
        <draw:line draw:style-name="gr14" draw:text-style-name="P18" draw:layer="layout" svg:x1="34.134cm" svg:y1="11.658cm" svg:x2="34.134cm" svg:y2="17.635cm">
          <text:p text:style-name="P7"><text:span text:style-name="T8"/></text:p>
          <text:p text:style-name="P7"><text:span text:style-name="T8">Queue_B</text:span></text:p>
        </draw:line>
        <draw:line draw:style-name="gr24" draw:text-style-name="P18" draw:layer="layout" svg:x1="34.793cm" svg:y1="11.525cm" svg:x2="34.793cm" svg:y2="17.502cm">
          <text:p/>
        </draw:line>
        <draw:polyline draw:style-name="gr20" draw:text-style-name="P15" xml:id="id51" draw:id="id51" draw:layer="layout" svg:width="5.238cm" svg:height="12.62cm" draw:transform="rotate (1.58406082911005) translate (34.8955317332837cm 23.2084007840449cm)" svg:viewBox="0 0 5239 12621" draw:points="0,12621 4134,12620 4413,0 5239,11">
          <text:p/>
        </draw:polyline>
        <draw:polyline draw:style-name="gr20" draw:text-style-name="P15" xml:id="id52" draw:id="id52" draw:layer="layout" svg:width="5.125cm" svg:height="30.206cm" draw:transform="rotate (1.5707963267949) translate (15.82cm 23.041cm)" svg:viewBox="0 0 5126 30207" draw:points="0,30207 3197,30207 3473,0 5126,0">
          <text:p/>
        </draw:polyline>
        <draw:polyline draw:style-name="gr25" draw:text-style-name="P15" xml:id="id53" draw:id="id53" draw:layer="layout" svg:width="5.125cm" svg:height="13.338cm" draw:transform="rotate (-1.5707963267949) translate (34.065cm 17.915cm)" svg:viewBox="0 0 5126 13339" draw:points="0,0 3031,0 3031,13339 5126,13339">
          <text:p/>
        </draw:polyline>
        <draw:polyline draw:style-name="gr25" draw:text-style-name="P15" xml:id="id54" draw:id="id54" draw:layer="layout" svg:width="4.85cm" svg:height="5.345cm" draw:transform="rotate (-1.5707963267949) translate (14.993cm 18.245cm)" svg:viewBox="0 0 4851 5346" draw:points="0,0 3308,0 3363,5346 4851,534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Sharded Queue</text:p>
          </draw:text-box>
        </draw:frame>
        <draw:line draw:style-name="gr14" draw:text-style-name="P18" draw:layer="layout" svg:x1="9.619cm" svg:y1="23.617cm" svg:x2="9.619cm" svg:y2="29.594cm">
          <text:p text:style-name="P7"><text:span text:style-name="T8"/></text:p>
          <text:p text:style-name="P7"><text:span text:style-name="T8">Queue_A</text:span></text:p>
        </draw:line>
        <draw:line draw:style-name="gr14" draw:text-style-name="P18" draw:layer="layout" svg:x1="20.68cm" svg:y1="23.565cm" svg:x2="20.68cm" svg:y2="29.542cm">
          <text:p text:style-name="P7"><text:span text:style-name="T8"/></text:p>
          <text:p text:style-name="P7"><text:span text:style-name="T8">Queue_A</text:span></text:p>
        </draw:line>
        <draw:line draw:style-name="gr15" draw:text-style-name="P18" draw:layer="layout" svg:x1="46.741cm" svg:y1="23.513cm" svg:x2="46.741cm" svg:y2="29.49cm">
          <text:p text:style-name="P7"><text:span text:style-name="T8"/></text:p>
          <text:p text:style-name="P7"><text:span text:style-name="T8">Queue_A</text:span></text:p>
        </draw:line>
        <draw:line draw:style-name="gr14" draw:text-style-name="P18" draw:layer="layout" svg:x1="15.081cm" svg:y1="11.603cm" svg:x2="15.081cm" svg:y2="17.58cm">
          <text:p text:style-name="P7"><text:span text:style-name="T8"/></text:p>
          <text:p text:style-name="P7"><text:span text:style-name="T8">Queue_A</text:span></text:p>
        </draw:line>
        <draw:line draw:style-name="gr24" draw:text-style-name="P18" draw:layer="layout" svg:x1="15.74cm" svg:y1="11.47cm" svg:x2="15.74cm" svg:y2="17.447cm">
          <text:p/>
        </draw:line>
        <draw:line draw:style-name="gr14" draw:text-style-name="P18" draw:layer="layout" svg:x1="34.134cm" svg:y1="11.658cm" svg:x2="34.134cm" svg:y2="17.635cm">
          <text:p text:style-name="P7"><text:span text:style-name="T8"/></text:p>
          <text:p text:style-name="P7"><text:span text:style-name="T8">Queue_A</text:span></text:p>
        </draw:line>
        <draw:line draw:style-name="gr24" draw:text-style-name="P18" draw:layer="layout" svg:x1="34.793cm" svg:y1="11.525cm" svg:x2="34.793cm" svg:y2="17.502cm">
          <text:p/>
        </draw:line>
        <draw:polyline draw:style-name="gr25" draw:text-style-name="P15" xml:id="id55" draw:id="id55" draw:layer="layout" svg:width="5.28cm" svg:height="5.345cm" draw:transform="rotate (-1.5707963267949) translate (15.012cm 18.01cm)" svg:viewBox="0 0 5281 5346" draw:points="0,0 3601,0 3661,5346 5281,5346">
          <text:p/>
        </draw:polyline>
        <draw:polyline draw:style-name="gr25" draw:text-style-name="P15" xml:id="id56" draw:id="id56" draw:layer="layout" svg:width="5.231cm" svg:height="13.427cm" draw:transform="rotate (-1.5707963267949) translate (33.963cm 17.709cm)" svg:viewBox="0 0 5232 13428" draw:points="0,0 3094,0 3094,13428 5232,13428">
          <text:p/>
        </draw:polyline>
        <draw:polyline draw:style-name="gr26" draw:text-style-name="P15" xml:id="id57" draw:id="id57" draw:layer="layout" svg:width="3.92cm" svg:height="11.739cm" draw:transform="rotate (1.58545709251165) translate (34.9494759041629cm 23.3231080826649cm)" svg:viewBox="0 0 3921 11740" draw:points="0,11740 3748,11740 3921,0">
          <text:p/>
        </draw:polyline>
        <draw:line draw:style-name="gr27" draw:text-style-name="P15" xml:id="id58" draw:id="id58" draw:layer="layout" svg:x1="34.892cm" svg:y1="19.658cm" svg:x2="34.899cm" svg:y2="17.7cm">
          <text:p/>
        </draw:line>
        <draw:polyline draw:style-name="gr20" draw:text-style-name="P15" xml:id="id59" draw:id="id59" draw:layer="layout" svg:width="19.181cm" svg:height="1.687cm" draw:transform="rotate (-3.14159265358979) translate (34.892cm 19.658cm)" svg:viewBox="0 0 19182 1688" draw:points="0,0 19182,0 19182,1688">
          <text:p/>
        </draw:polyline>
        <draw:polyline draw:style-name="gr25" draw:text-style-name="P15" xml:id="id60" draw:id="id60" draw:layer="layout" svg:width="4.71cm" svg:height="1.653cm" draw:transform="rotate (0.00628318530717958) translate (15.0119974897797cm 21.5876004912822cm)" svg:viewBox="0 0 4711 1654" draw:points="0,0 4711,0 4671,1623 4671,1654">
          <text:p/>
        </draw:polyline>
        <draw:polyline draw:style-name="gr25" draw:text-style-name="P15" xml:id="id61" draw:id="id61" draw:layer="layout" svg:width="10.159cm" svg:height="2.304cm" draw:transform="rotate (-3.12972441467623) translate (20.5623549254951cm 23.1707767509652cm)" svg:viewBox="0 0 10160 2305" draw:points="0,2305 10133,2304 10130,0 1016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Routed Link</text:p>
          </draw:text-box>
        </draw:frame>
        <draw:line draw:style-name="gr14" draw:text-style-name="P18" draw:layer="layout" svg:x1="20.68cm" svg:y1="23.565cm" svg:x2="20.68cm" svg:y2="29.542cm">
          <text:p text:style-name="P7"><text:span text:style-name="T8"/></text:p>
          <text:p text:style-name="P7"><text:span text:style-name="T8">Queue_C</text:span></text:p>
        </draw:line>
        <draw:polyline draw:style-name="gr14" draw:text-style-name="P18" xml:id="id63" draw:id="id63" draw:layer="layout" svg:width="0cm" svg:height="5.976cm" svg:x="54.492cm" svg:y="11.658cm" svg:viewBox="0 0 0 5977" draw:points="0,0 0,5977">
          <text:p text:style-name="P7"><text:span text:style-name="T8"/></text:p>
          <text:p text:style-name="P7"><text:span text:style-name="T8">Queue_C</text:span></text:p>
        </draw:polyline>
        <draw:polyline draw:style-name="gr28" draw:text-style-name="P15" xml:id="id62" draw:id="id62" draw:layer="layout" svg:width="33.811cm" svg:height="5.929cm" svg:x="20.68cm" svg:y="17.635cm" svg:viewBox="0 0 33812 5930" draw:points="33812,0 0,59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Summit_5f_Preso_5f_Template_5f_16x94" presentation:presentation-page-layout-name="AL2T32">
        <office:forms form:automatic-focus="false" form:apply-design-mode="false"/>
        <draw:frame presentation:style-name="pr10" draw:text-style-name="P19" draw:layer="layout" svg:width="60.966cm" svg:height="29.489cm" svg:x="3.387cm" svg:y="1.52cm" presentation:class="subtitle">
          <draw:text-box>
            <text:p><text:span text:style-name="T3">What does the Routing Layer look like?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Summit_5f_Preso_5f_Template_5f_16x94" presentation:presentation-page-layout-name="AL4T14">
        <office:forms form:automatic-focus="false" form:apply-design-mode="false"/>
        <draw:custom-shape draw:style-name="gr29" draw:text-style-name="P20" xml:id="id67" draw:id="id67" draw:layer="layout" svg:width="16.371cm" svg:height="5.953cm" svg:x="25.685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53.633cm" svg:height="12.696cm" svg:x="6.725cm" svg:y="18.201cm" presentation:class="outline" presentation:user-transformed="true">
          <draw:text-box>
            <text:list text:style-name="L3">
              <text:list-item>
                <text:p xml:id="id64" text:id="id64">Dedicated Message Router for the AMQP protocol</text:p>
              </text:list-item>
              <text:list-item>
                <text:p xml:id="id65" text:id="id65">Leverages AMQP's Addressing and Multiplexing capabilities</text:p>
              </text:list-item>
              <text:list-item>
                <text:p xml:id="id66" text:id="id66">Stateless - Never accepts ownership of a message.<text:line-break/>Propagates delivery and settlement from endpoint to endpoint</text:p>
              </text:list-item>
            </text:list>
          </draw:text-box>
        </draw:frame>
        <draw:custom-shape draw:style-name="gr29" draw:text-style-name="P21" xml:id="id68" draw:id="id68" draw:layer="layout" svg:width="16.371cm" svg:height="5.953cm" svg:x="13.503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7" svg:path="M-0.00165333175873166 0.0016010498687664l0.123660358418706-0.00144356955380577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Summit_5f_Preso_5f_Template_5f_16x94" presentation:presentation-page-layout-name="AL4T14">
        <office:forms form:automatic-focus="false" form:apply-design-mode="false"/>
        <draw:custom-shape draw:style-name="gr29" draw:text-style-name="P21" xml:id="id16" draw:id="id16" draw:layer="layout" svg:width="16.371cm" svg:height="5.953cm" svg:x="33.953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53.854cm" svg:height="13.028cm" svg:x="6.559cm" svg:y="17.969cm" presentation:class="outline" presentation:user-transformed="true">
          <draw:text-box>
            <text:list text:style-name="L3">
              <text:list-item>
                <text:p>Dedicated Message Router for the AMQP protocol</text:p>
              </text:list-item>
              <text:list-item>
                <text:p>Leverages AMQP's Addressing and Multiplexing capabilities</text:p>
              </text:list-item>
              <text:list-item>
                <text:p>Stateless - Never accepts ownership of a message.<text:line-break/>Propagates delivery and settlement from endpoint to endpoint</text:p>
              </text:list-item>
              <text:list-item>
                <text:p>Can be deployed in a mesh for connection scale</text:p>
              </text:list-item>
              <text:list-item>
                <text:p xml:id="id70" text:id="id70">Can be fronted by a Load Balancer</text:p>
              </text:list-item>
            </text:list>
          </draw:text-box>
        </draw:frame>
        <draw:custom-shape draw:style-name="gr29" draw:text-style-name="P21" xml:id="id15" draw:id="id15" draw:layer="layout" svg:width="16.371cm" svg:height="5.953cm" svg:x="13.503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5" draw:layer="layout" draw:type="line" svg:x1="29.874cm" svg:y1="8.598cm" svg:x2="33.953cm" svg:y2="8.598cm" draw:start-shape="id15" draw:start-glue-point="1" draw:end-shape="id16" draw:end-glue-point="3" svg:d="M29874 8598h4079" svg:viewBox="0 0 4080 1">
          <text:p/>
        </draw:connector>
        <draw:custom-shape draw:style-name="gr31" draw:text-style-name="P22" xml:id="id69" draw:id="id69" draw:layer="layout" svg:width="36.821cm" svg:height="2.977cm" svg:x="13.56cm" svg:y="11.575cm">
          <text:p text:style-name="P7"><text:span text:style-name="T9">Server 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Summit_5f_Preso_5f_Template_5f_16x94" presentation:presentation-page-layout-name="AL4T14">
        <office:forms form:automatic-focus="false" form:apply-design-mode="false"/>
        <draw:frame presentation:style-name="pr13" draw:layer="layout" svg:width="53.854cm" svg:height="11.539cm" svg:x="6.283cm" svg:y="20.285cm" presentation:class="outline" presentation:user-transformed="true">
          <draw:text-box>
            <text:list text:style-name="L3">
              <text:list-item>
                <text:p>Can be deployed in networks with arbitrary topology</text:p>
              </text:list-item>
              <text:list-item>
                <text:p xml:id="id71" text:id="id71">Best routes to destinations are calculated automatically</text:p>
              </text:list-item>
              <text:list-item>
                <text:p xml:id="id72" text:id="id72">Resiliency not by clustering, but by path-redundancy</text:p>
              </text:list-item>
              <text:list-item>
                <text:p xml:id="id73" text:id="id73">Multicast delivery and Anycast delivery</text:p>
              </text:list-item>
              <text:list-item>
                <text:p xml:id="id74" text:id="id74">Anycast can be configured to favor same-site destinations</text:p>
              </text:list-item>
            </text:list>
          </draw:text-box>
        </draw:frame>
        <draw:custom-shape draw:style-name="gr32" draw:text-style-name="P21" xml:id="id19" draw:id="id19" draw:layer="layout" svg:width="2.262cm" svg:height="1.875cm" svg:x="9.538cm" svg:y="8.709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18" draw:id="id18" draw:layer="layout" svg:width="2.262cm" svg:height="1.875cm" svg:x="9.594cm" svg:y="5.18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17" draw:id="id17" draw:layer="layout" svg:width="2.262cm" svg:height="1.875cm" svg:x="5.901cm" svg:y="6.89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3" draw:id="id23" draw:layer="layout" svg:width="2.262cm" svg:height="1.875cm" svg:x="23.926cm" svg:y="16.427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2" draw:id="id22" draw:layer="layout" svg:width="2.262cm" svg:height="1.875cm" svg:x="23.926cm" svg:y="13.064cm">
          <text:p text:style-name="P7"><text:span text:style-name="T9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0" draw:id="id20" draw:layer="layout" svg:width="2.262cm" svg:height="1.875cm" svg:x="28.778cm" svg:y="4.575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1" draw:id="id21" draw:layer="layout" svg:width="2.262cm" svg:height="1.875cm" svg:x="28.777cm" svg:y="7.607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4" draw:id="id24" draw:layer="layout" svg:width="2.262cm" svg:height="1.875cm" svg:x="53.141cm" svg:y="11.3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5" draw:id="id25" draw:layer="layout" svg:width="2.262cm" svg:height="1.875cm" svg:x="53.087cm" svg:y="14.718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6" draw:id="id26" draw:layer="layout" svg:width="2.262cm" svg:height="1.875cm" svg:x="57.495cm" svg:y="13.064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5" draw:layer="layout" draw:type="line" svg:x1="8.163cm" svg:y1="7.827cm" svg:x2="9.594cm" svg:y2="6.117cm" draw:start-shape="id17" draw:start-glue-point="1" draw:end-shape="id18" draw:end-glue-point="3" svg:d="M8163 7827l1431-1710" svg:viewBox="0 0 1432 1711">
          <text:p/>
        </draw:connector>
        <draw:connector draw:style-name="gr33" draw:text-style-name="P15" draw:layer="layout" draw:type="line" svg:x1="8.163cm" svg:y1="7.827cm" svg:x2="9.538cm" svg:y2="9.646cm" draw:start-shape="id17" draw:start-glue-point="1" draw:end-shape="id19" draw:end-glue-point="3" svg:d="M8163 7827l1375 1819" svg:viewBox="0 0 1376 1820">
          <text:p/>
        </draw:connector>
        <draw:connector draw:style-name="gr33" draw:text-style-name="P15" draw:layer="layout" draw:type="line" svg:x1="10.725cm" svg:y1="7.055cm" svg:x2="10.669cm" svg:y2="8.709cm" draw:start-shape="id18" draw:start-glue-point="2" draw:end-shape="id19" draw:end-glue-point="0" svg:d="M10725 7055l-56 1654" svg:viewBox="0 0 57 1655">
          <text:p/>
        </draw:connector>
        <draw:connector draw:style-name="gr33" draw:text-style-name="P15" draw:layer="layout" draw:type="line" svg:x1="11.856cm" svg:y1="6.117cm" svg:x2="28.778cm" svg:y2="5.512cm" draw:start-shape="id18" draw:start-glue-point="1" draw:end-shape="id20" draw:end-glue-point="3" svg:d="M11856 6117l16922-605" svg:viewBox="0 0 16923 606">
          <text:p/>
        </draw:connector>
        <draw:connector draw:style-name="gr33" draw:text-style-name="P15" draw:layer="layout" draw:type="line" svg:x1="11.8cm" svg:y1="9.646cm" svg:x2="28.777cm" svg:y2="8.544cm" draw:start-shape="id19" draw:start-glue-point="1" draw:end-shape="id21" draw:end-glue-point="3" svg:d="M11800 9646l16977-1102" svg:viewBox="0 0 16978 1103">
          <text:p/>
        </draw:connector>
        <draw:connector draw:style-name="gr33" draw:text-style-name="P15" draw:layer="layout" draw:type="line" svg:x1="11.856cm" svg:y1="6.117cm" svg:x2="23.926cm" svg:y2="14.001cm" draw:start-shape="id18" draw:start-glue-point="1" draw:end-shape="id22" draw:end-glue-point="3" svg:d="M11856 6117l12070 7884" svg:viewBox="0 0 12071 7885">
          <text:p/>
        </draw:connector>
        <draw:connector draw:style-name="gr33" draw:text-style-name="P15" draw:layer="layout" draw:type="line" svg:x1="11.8cm" svg:y1="9.646cm" svg:x2="23.926cm" svg:y2="17.364cm" draw:start-shape="id19" draw:start-glue-point="1" draw:end-shape="id23" draw:end-glue-point="3" svg:d="M11800 9646l12126 7718" svg:viewBox="0 0 12127 7719">
          <text:p/>
        </draw:connector>
        <draw:connector draw:style-name="gr33" draw:text-style-name="P15" draw:layer="layout" draw:type="line" svg:x1="29.909cm" svg:y1="6.45cm" svg:x2="29.908cm" svg:y2="7.607cm" draw:start-shape="id20" draw:start-glue-point="2" draw:end-shape="id21" draw:end-glue-point="0" svg:d="M29909 6450l-1 1157" svg:viewBox="0 0 2 1158">
          <text:p/>
        </draw:connector>
        <draw:connector draw:style-name="gr33" draw:text-style-name="P15" draw:layer="layout" draw:type="line" svg:x1="25.057cm" svg:y1="16.427cm" svg:x2="25.057cm" svg:y2="14.939cm" draw:start-shape="id23" draw:start-glue-point="0" draw:end-shape="id22" draw:end-glue-point="2" svg:d="M25057 16427v-1488" svg:viewBox="0 0 1 1489">
          <text:p/>
        </draw:connector>
        <draw:connector draw:style-name="gr33" draw:text-style-name="P15" draw:layer="layout" draw:type="line" svg:x1="31.04cm" svg:y1="5.512cm" svg:x2="53.141cm" svg:y2="12.237cm" draw:start-shape="id20" draw:start-glue-point="1" draw:end-shape="id24" draw:end-glue-point="3" svg:d="M31040 5512l22101 6725" svg:viewBox="0 0 22102 6726">
          <text:p/>
        </draw:connector>
        <draw:connector draw:style-name="gr33" draw:text-style-name="P15" draw:layer="layout" draw:type="line" svg:x1="31.039cm" svg:y1="8.544cm" svg:x2="53.087cm" svg:y2="15.655cm" draw:start-shape="id21" draw:start-glue-point="1" draw:end-shape="id25" draw:end-glue-point="3" svg:d="M31039 8544l22048 7111" svg:viewBox="0 0 22049 7112">
          <text:p/>
        </draw:connector>
        <draw:connector draw:style-name="gr33" draw:text-style-name="P15" draw:layer="layout" draw:type="line" svg:x1="54.272cm" svg:y1="13.175cm" svg:x2="54.218cm" svg:y2="14.718cm" draw:start-shape="id24" draw:start-glue-point="2" draw:end-shape="id25" draw:end-glue-point="0" svg:d="M54272 13175l-54 1543" svg:viewBox="0 0 55 1544">
          <text:p/>
        </draw:connector>
        <draw:connector draw:style-name="gr33" draw:text-style-name="P15" draw:layer="layout" draw:type="line" svg:x1="55.403cm" svg:y1="12.237cm" svg:x2="57.495cm" svg:y2="14.001cm" draw:start-shape="id24" draw:start-glue-point="1" draw:end-shape="id26" draw:end-glue-point="3" svg:d="M55403 12237l2092 1764" svg:viewBox="0 0 2093 1765">
          <text:p/>
        </draw:connector>
        <draw:connector draw:style-name="gr33" draw:text-style-name="P15" draw:layer="layout" draw:type="line" svg:x1="55.349cm" svg:y1="15.655cm" svg:x2="57.495cm" svg:y2="14.001cm" draw:start-shape="id25" draw:start-glue-point="1" draw:end-shape="id26" draw:end-glue-point="3" svg:d="M55349 15655l2146-1654" svg:viewBox="0 0 2147 1655">
          <text:p/>
        </draw:connector>
        <draw:connector draw:style-name="gr33" draw:text-style-name="P15" draw:layer="layout" draw:type="line" svg:x1="26.188cm" svg:y1="14.001cm" svg:x2="53.141cm" svg:y2="12.237cm" draw:start-shape="id22" draw:start-glue-point="1" draw:end-shape="id24" draw:end-glue-point="3" svg:d="M26188 14001l26953-1764" svg:viewBox="0 0 26954 1765">
          <text:p/>
        </draw:connector>
        <draw:connector draw:style-name="gr33" draw:text-style-name="P15" draw:layer="layout" draw:type="line" svg:x1="26.188cm" svg:y1="17.364cm" svg:x2="53.087cm" svg:y2="15.655cm" draw:start-shape="id23" draw:start-glue-point="1" draw:end-shape="id25" draw:end-glue-point="3" svg:d="M26188 17364l26899-1709" svg:viewBox="0 0 26900 1710">
          <text:p/>
        </draw:connector>
        <draw:custom-shape draw:style-name="gr34" draw:text-style-name="P24" draw:layer="layout" svg:width="8.213cm" svg:height="8.214cm" svg:x="4.961cm" svg:y="3.583cm">
          <text:p text:style-name="P23"><text:span text:style-name="T9">Si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8.213cm" svg:height="8.214cm" svg:x="20.95cm" svg:y="11.355cm">
          <text:p text:style-name="P25"><text:span text:style-name="T9">Si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8.213cm" svg:height="8.214cm" svg:x="25.742cm" svg:y="2.755cm">
          <text:p text:style-name="P23"><text:span text:style-name="T9">Si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8.213cm" svg:height="8.214cm" svg:x="52.09cm" svg:y="9.757cm">
          <text:p text:style-name="P25"><text:span text:style-name="T9">Si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Summit_5f_Preso_5f_Template_5f_16x94">
        <office:forms form:automatic-focus="false" form:apply-design-mode="false"/>
        <draw:custom-shape draw:style-name="gr35" draw:text-style-name="P21" xml:id="id30" draw:id="id30" draw:layer="layout" svg:width="8.377cm" svg:height="2.757cm" svg:x="35.333cm" svg:y="18.522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31.474cm" svg:height="9.425cm" svg:x="16.922cm" svg:y="16.482cm">
          <text:p text:style-name="P23"><text:span text:style-name="T9">DMZ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31.474cm" svg:height="10.86cm" svg:x="16.923cm" svg:y="5.622cm">
          <text:p text:style-name="P23"><text:span text:style-name="T9">Enter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28" draw:id="id28" draw:layer="layout" svg:width="8.377cm" svg:height="2.757cm" svg:x="22.159cm" svg:y="18.522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draw:layer="layout" svg:width="21.662cm" svg:height="2.757cm" svg:x="22.159cm" svg:y="21.829cm">
          <text:p text:style-name="P7"><text:span text:style-name="T9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29" draw:id="id29" draw:layer="layout" svg:width="8.377cm" svg:height="2.757cm" svg:x="35.288cm" svg:y="12.017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27" draw:id="id27" draw:layer="layout" svg:width="8.377cm" svg:height="2.757cm" svg:x="22.114cm" svg:y="12.017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32" draw:id="id32" draw:layer="layout" svg:width="8.377cm" svg:height="2.757cm" svg:x="35.288cm" svg:y="7.938cm">
          <text:p text:style-name="P7"><text:span text:style-name="T9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31" draw:id="id31" draw:layer="layout" svg:width="8.377cm" svg:height="2.757cm" svg:x="22.114cm" svg:y="7.938cm">
          <text:p text:style-name="P7"><text:span text:style-name="T9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line" svg:x1="26.302cm" svg:y1="14.774cm" svg:x2="26.347cm" svg:y2="18.522cm" draw:start-shape="id27" draw:start-glue-point="2" draw:end-shape="id28" draw:end-glue-point="0" svg:d="M26302 14774l45 3748" svg:viewBox="0 0 46 3749">
          <text:p/>
        </draw:connector>
        <draw:connector draw:style-name="gr39" draw:text-style-name="P15" draw:layer="layout" draw:type="line" svg:x1="39.476cm" svg:y1="14.774cm" svg:x2="39.521cm" svg:y2="18.522cm" draw:start-shape="id29" draw:start-glue-point="2" draw:end-shape="id30" draw:end-glue-point="0" svg:d="M39476 14774l45 3748" svg:viewBox="0 0 46 3749">
          <text:p/>
        </draw:connector>
        <draw:connector draw:style-name="gr39" draw:text-style-name="P15" draw:layer="layout" draw:type="line" svg:x1="26.302cm" svg:y1="14.774cm" svg:x2="39.521cm" svg:y2="18.522cm" draw:start-shape="id27" draw:start-glue-point="2" draw:end-shape="id30" draw:end-glue-point="0" svg:d="M26302 14774l13219 3748" svg:viewBox="0 0 13220 3749">
          <text:p/>
        </draw:connector>
        <draw:connector draw:style-name="gr39" draw:text-style-name="P15" draw:layer="layout" draw:type="line" svg:x1="39.476cm" svg:y1="14.774cm" svg:x2="26.347cm" svg:y2="18.522cm" draw:start-shape="id29" draw:start-glue-point="2" draw:end-shape="id28" draw:end-glue-point="0" svg:d="M39476 14774l-13129 3748" svg:viewBox="0 0 13130 3749">
          <text:p/>
        </draw:connector>
        <draw:connector draw:style-name="gr39" draw:text-style-name="P15" draw:layer="layout" draw:type="line" svg:x1="30.536cm" svg:y1="19.9cm" svg:x2="35.333cm" svg:y2="19.9cm" draw:start-shape="id28" draw:start-glue-point="1" draw:end-shape="id30" draw:end-glue-point="3" svg:d="M30536 19900h4797" svg:viewBox="0 0 4798 1">
          <text:p/>
        </draw:connector>
        <draw:connector draw:style-name="gr39" draw:text-style-name="P15" draw:layer="layout" draw:type="line" svg:x1="30.491cm" svg:y1="13.395cm" svg:x2="35.288cm" svg:y2="13.395cm" draw:start-shape="id27" draw:start-glue-point="1" draw:end-shape="id29" draw:end-glue-point="3" svg:d="M30491 13395h4797" svg:viewBox="0 0 4798 1">
          <text:p/>
        </draw:connector>
        <draw:connector draw:style-name="gr39" draw:text-style-name="P15" draw:layer="layout" draw:type="line" svg:x1="26.302cm" svg:y1="12.017cm" svg:x2="26.302cm" svg:y2="10.695cm" draw:start-shape="id27" draw:start-glue-point="0" draw:end-shape="id31" draw:end-glue-point="2" svg:d="M26302 12017v-1322" svg:viewBox="0 0 1 1323">
          <text:p/>
        </draw:connector>
        <draw:connector draw:style-name="gr39" draw:text-style-name="P15" draw:layer="layout" draw:type="line" svg:x1="39.476cm" svg:y1="12.017cm" svg:x2="39.476cm" svg:y2="10.695cm" draw:start-shape="id29" draw:start-glue-point="0" draw:end-shape="id32" draw:end-glue-point="2" svg:d="M39476 12017v-1322" svg:viewBox="0 0 1 1323">
          <text:p/>
        </draw:connecto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H_5f_Summit_5f_Preso_5f_Template_5f_16x91" presentation:presentation-page-layout-name="AL1T1">
        <office:forms form:automatic-focus="false" form:apply-design-mode="false"/>
        <draw:frame draw:style-name="gr40" draw:text-style-name="P10" draw:layer="layout" svg:width="55.372cm" svg:height="2.618cm" svg:x="6.185cm" svg:y="16.741cm">
          <draw:text-box>
            <text:p text:style-name="P7"><text:span text:style-name="T5">Demonstration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H_5f_Summit_5f_Preso_5f_Template_5f_16x94" presentation:presentation-page-layout-name="AL1T1">
        <office:forms form:automatic-focus="false" form:apply-design-mode="false"/>
        <draw:frame presentation:style-name="pr6" draw:layer="layout" svg:width="60.966cm" svg:height="6.361cm" svg:x="3.387cm" svg:y="1.52cm" presentation:class="title">
          <draw:text-box>
            <text:p>A Few Important Points</text:p>
          </draw:text-box>
        </draw:frame>
        <draw:frame presentation:style-name="pr3" draw:text-style-name="P28" draw:layer="layout" svg:width="60.966cm" svg:height="22.098cm" svg:x="3.387cm" svg:y="8.915cm" presentation:class="outline">
          <draw:text-box>
            <text:list text:style-name="L3">
              <text:list-item>
                <text:p text:style-name="P28"><text:span text:style-name="T7">We're demonstrating A-MQ 7 Interconnect + Broker + Client</text:span></text:p>
              </text:list-item>
              <text:list-item>
                <text:p text:style-name="P28"><text:span text:style-name="T7">The context is OpenShift – An early prototype of an upcoming MaaS solution</text:span></text:p>
              </text:list-item>
              <text:list-item>
                <text:p text:style-name="P28"><text:span text:style-name="T7">Two Use Cases</text:span></text:p>
                <text:list>
                  <text:list-item>
                    <text:p text:style-name="P28"><text:span text:style-name="T7"><text:s/></text:span><text:span text:style-name="T7">Direct Messaging (Balanced Anycast to a Distributed Service)</text:span></text:p>
                  </text:list-item>
                  <text:list-item>
                    <text:p text:style-name="P28"><text:span text:style-name="T7"><text:s/></text:span><text:span text:style-name="T7">Brokered Messaging through a Distributed Work 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H_5f_Summit_5f_Preso_5f_Template_5f_16x94" presentation:presentation-page-layout-name="AL3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Components of the Demonstration</text:p>
          </draw:text-box>
        </draw:frame>
        <draw:custom-shape draw:style-name="gr41" draw:text-style-name="P30" draw:layer="layout" svg:width="16.56cm" svg:height="16.658cm" svg:x="24.5cm" svg:y="11.859cm">
          <text:p text:style-name="P29"><text:span text:style-name="T10"><text:s/></text:span><text:span text:style-name="T10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16.713cm" svg:height="16.658cm" svg:x="7.787cm" svg:y="11.859cm">
          <text:p text:style-name="P29"><text:span text:style-name="T10">A-MQ Bro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17.714cm" svg:height="2.35cm" svg:x="41.06cm" svg:y="13.526cm">
          <text:p text:style-name="P13"><text:span text:style-name="T7">Client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17.714cm" svg:height="2.35cm" svg:x="41.06cm" svg:y="15.877cm">
          <text:p text:style-name="P13"><text:span text:style-name="T7">Server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17.714cm" svg:height="2.35cm" svg:x="41.06cm" svg:y="18.227cm">
          <text:p text:style-name="P13"><text:span text:style-name="T7">Server-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17.714cm" svg:height="2.35cm" svg:x="41.06cm" svg:y="21.269cm">
          <text:p text:style-name="P13"><text:span text:style-name="T7">Send-Queue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17.714cm" svg:height="2.35cm" svg:x="41.06cm" svg:y="23.619cm">
          <text:p text:style-name="P13"><text:span text:style-name="T7">Recv-Queue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0" draw:layer="layout" svg:width="13.131cm" svg:height="3.978cm" svg:x="26.066cm" svg:y="7.881cm">
          <text:p text:style-name="P29"><text:span text:style-name="T10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draw:layer="layout" svg:width="33.025cm" svg:height="3.978cm" svg:x="8.035cm" svg:y="28.517cm">
          <text:p text:style-name="P29"><text:span text:style-name="T10">Provisioning Ag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1" draw:layer="layout" svg:width="8.821cm" svg:height="1.318cm" svg:x="52.641cm" svg:y="11.52cm">
          <draw:text-box>
            <text:p><text:span text:style-name="T11">service.process</text:span></text:p>
          </draw:text-box>
        </draw:frame>
        <draw:frame draw:style-name="gr46" draw:text-style-name="P31" draw:layer="layout" svg:width="5.493cm" svg:height="1.318cm" svg:x="55.619cm" svg:y="26.458cm">
          <draw:text-box>
            <text:p><text:span text:style-name="T11">workque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H_5f_Summit_5f_Preso_5f_Template_5f_16x95" presentation:presentation-page-layout-name="AL1T1">
        <office:forms form:automatic-focus="false" form:apply-design-mode="false"/>
        <presentation:notes draw:style-name="dp2">
          <draw:page-thumbnail draw:style-name="gr3" draw:layer="layout" svg:width="0.001cm" svg:height="0.001cm" svg:x="0cm" svg:y="2.123cm" draw:page-number="27" presentation:class="page"/>
          <draw:frame presentation:style-name="pr1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Courier 10 Pitch" svg:font-family="'Courier 10 Pitch'" style:font-pitch="fixed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background" style:display-name="RH_Summit_Preso_Template_16x9-background" style:family="presentation">
      <style:graphic-properties draw:stroke="none" draw:fill="none"/>
      <style:text-properties style:letter-kerning="true"/>
    </style:style>
    <style:style style:name="RH_5f_Summit_5f_Preso_5f_Template_5f_16x9-backgroundobjects" style:display-name="RH_Summit_Preso_Template_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-notes" style:display-name="RH_Summit_Preso_Template_16x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1" style:display-name="RH_Summit_Preso_Template_16x9-outline1" style:family="presentation">
      <style:graphic-properties draw:stroke="none" draw:fill="none">
        <text:list-style style:name="RH_5f_Summit_5f_Preso_5f_Template_5f_16x9-outline1" style:display-name="RH_Summit_Preso_Template_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2" style:display-name="RH_Summit_Preso_Template_16x9-outline2" style:family="presentation" style:parent-style-name="RH_5f_Summit_5f_Preso_5f_Template_5f_16x9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-outline3" style:display-name="RH_Summit_Preso_Template_16x9-outline3" style:family="presentation" style:parent-style-name="RH_5f_Summit_5f_Preso_5f_Template_5f_16x9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-outline4" style:display-name="RH_Summit_Preso_Template_16x9-outline4" style:family="presentation" style:parent-style-name="RH_5f_Summit_5f_Preso_5f_Template_5f_16x9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-outline5" style:display-name="RH_Summit_Preso_Template_16x9-outline5" style:family="presentation" style:parent-style-name="RH_5f_Summit_5f_Preso_5f_Template_5f_16x9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6" style:display-name="RH_Summit_Preso_Template_16x9-outline6" style:family="presentation" style:parent-style-name="RH_5f_Summit_5f_Preso_5f_Template_5f_16x9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7" style:display-name="RH_Summit_Preso_Template_16x9-outline7" style:family="presentation" style:parent-style-name="RH_5f_Summit_5f_Preso_5f_Template_5f_16x9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8" style:display-name="RH_Summit_Preso_Template_16x9-outline8" style:family="presentation" style:parent-style-name="RH_5f_Summit_5f_Preso_5f_Template_5f_16x9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9" style:display-name="RH_Summit_Preso_Template_16x9-outline9" style:family="presentation" style:parent-style-name="RH_5f_Summit_5f_Preso_5f_Template_5f_16x9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subtitle" style:display-name="RH_Summit_Preso_Template_16x9-subtitle" style:family="presentation">
      <style:graphic-properties draw:stroke="none" draw:fill="none" draw:textarea-vertical-align="middle">
        <text:list-style style:name="RH_5f_Summit_5f_Preso_5f_Template_5f_16x9-subtitle" style:display-name="RH_Summit_Preso_Template_16x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title" style:display-name="RH_Summit_Preso_Template_16x9-title" style:family="presentation">
      <style:graphic-properties draw:stroke="none" draw:fill="none" draw:textarea-vertical-align="middle">
        <text:list-style style:name="RH_5f_Summit_5f_Preso_5f_Template_5f_16x9-title" style:display-name="RH_Summit_Preso_Template_16x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background" style:display-name="RH_Summit_Preso_Template_16x91-background" style:family="presentation">
      <style:graphic-properties draw:stroke="none" draw:fill="none"/>
      <style:text-properties style:letter-kerning="true"/>
    </style:style>
    <style:style style:name="RH_5f_Summit_5f_Preso_5f_Template_5f_16x91-backgroundobjects" style:display-name="RH_Summit_Preso_Template_16x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1-notes" style:display-name="RH_Summit_Preso_Template_16x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1" style:display-name="RH_Summit_Preso_Template_16x91-outline1" style:family="presentation">
      <style:graphic-properties draw:stroke="none" draw:fill="none">
        <text:list-style style:name="RH_5f_Summit_5f_Preso_5f_Template_5f_16x91-outline1" style:display-name="RH_Summit_Preso_Template_16x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2" style:display-name="RH_Summit_Preso_Template_16x91-outline2" style:family="presentation" style:parent-style-name="RH_5f_Summit_5f_Preso_5f_Template_5f_16x91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1-outline3" style:display-name="RH_Summit_Preso_Template_16x91-outline3" style:family="presentation" style:parent-style-name="RH_5f_Summit_5f_Preso_5f_Template_5f_16x91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1-outline4" style:display-name="RH_Summit_Preso_Template_16x91-outline4" style:family="presentation" style:parent-style-name="RH_5f_Summit_5f_Preso_5f_Template_5f_16x91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1-outline5" style:display-name="RH_Summit_Preso_Template_16x91-outline5" style:family="presentation" style:parent-style-name="RH_5f_Summit_5f_Preso_5f_Template_5f_16x91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6" style:display-name="RH_Summit_Preso_Template_16x91-outline6" style:family="presentation" style:parent-style-name="RH_5f_Summit_5f_Preso_5f_Template_5f_16x91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7" style:display-name="RH_Summit_Preso_Template_16x91-outline7" style:family="presentation" style:parent-style-name="RH_5f_Summit_5f_Preso_5f_Template_5f_16x91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8" style:display-name="RH_Summit_Preso_Template_16x91-outline8" style:family="presentation" style:parent-style-name="RH_5f_Summit_5f_Preso_5f_Template_5f_16x91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9" style:display-name="RH_Summit_Preso_Template_16x91-outline9" style:family="presentation" style:parent-style-name="RH_5f_Summit_5f_Preso_5f_Template_5f_16x91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subtitle" style:display-name="RH_Summit_Preso_Template_16x91-subtitle" style:family="presentation">
      <style:graphic-properties draw:stroke="none" draw:fill="none" draw:textarea-vertical-align="middle">
        <text:list-style style:name="RH_5f_Summit_5f_Preso_5f_Template_5f_16x91-subtitle" style:display-name="RH_Summit_Preso_Template_16x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title" style:display-name="RH_Summit_Preso_Template_16x91-title" style:family="presentation">
      <style:graphic-properties draw:stroke="none" draw:fill="none" draw:textarea-vertical-align="middle">
        <text:list-style style:name="RH_5f_Summit_5f_Preso_5f_Template_5f_16x91-title" style:display-name="RH_Summit_Preso_Template_16x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background" style:display-name="RH_Summit_Preso_Template_16x92-background" style:family="presentation">
      <style:graphic-properties draw:stroke="none" draw:fill="none"/>
      <style:text-properties style:letter-kerning="true"/>
    </style:style>
    <style:style style:name="RH_5f_Summit_5f_Preso_5f_Template_5f_16x92-backgroundobjects" style:display-name="RH_Summit_Preso_Template_16x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2-notes" style:display-name="RH_Summit_Preso_Template_16x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1" style:display-name="RH_Summit_Preso_Template_16x92-outline1" style:family="presentation">
      <style:graphic-properties draw:stroke="none" draw:fill="none">
        <text:list-style style:name="RH_5f_Summit_5f_Preso_5f_Template_5f_16x92-outline1" style:display-name="RH_Summit_Preso_Template_16x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2" style:display-name="RH_Summit_Preso_Template_16x92-outline2" style:family="presentation" style:parent-style-name="RH_5f_Summit_5f_Preso_5f_Template_5f_16x92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2-outline3" style:display-name="RH_Summit_Preso_Template_16x92-outline3" style:family="presentation" style:parent-style-name="RH_5f_Summit_5f_Preso_5f_Template_5f_16x92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2-outline4" style:display-name="RH_Summit_Preso_Template_16x92-outline4" style:family="presentation" style:parent-style-name="RH_5f_Summit_5f_Preso_5f_Template_5f_16x92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2-outline5" style:display-name="RH_Summit_Preso_Template_16x92-outline5" style:family="presentation" style:parent-style-name="RH_5f_Summit_5f_Preso_5f_Template_5f_16x92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6" style:display-name="RH_Summit_Preso_Template_16x92-outline6" style:family="presentation" style:parent-style-name="RH_5f_Summit_5f_Preso_5f_Template_5f_16x92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7" style:display-name="RH_Summit_Preso_Template_16x92-outline7" style:family="presentation" style:parent-style-name="RH_5f_Summit_5f_Preso_5f_Template_5f_16x92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8" style:display-name="RH_Summit_Preso_Template_16x92-outline8" style:family="presentation" style:parent-style-name="RH_5f_Summit_5f_Preso_5f_Template_5f_16x92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9" style:display-name="RH_Summit_Preso_Template_16x92-outline9" style:family="presentation" style:parent-style-name="RH_5f_Summit_5f_Preso_5f_Template_5f_16x92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subtitle" style:display-name="RH_Summit_Preso_Template_16x92-subtitle" style:family="presentation">
      <style:graphic-properties draw:stroke="none" draw:fill="none" draw:textarea-vertical-align="middle">
        <text:list-style style:name="RH_5f_Summit_5f_Preso_5f_Template_5f_16x92-subtitle" style:display-name="RH_Summit_Preso_Template_16x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title" style:display-name="RH_Summit_Preso_Template_16x92-title" style:family="presentation">
      <style:graphic-properties draw:stroke="none" draw:fill="none" draw:textarea-vertical-align="middle">
        <text:list-style style:name="RH_5f_Summit_5f_Preso_5f_Template_5f_16x92-title" style:display-name="RH_Summit_Preso_Template_16x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background" style:display-name="RH_Summit_Preso_Template_16x93-background" style:family="presentation">
      <style:graphic-properties draw:stroke="none" draw:fill="none"/>
      <style:text-properties style:letter-kerning="true"/>
    </style:style>
    <style:style style:name="RH_5f_Summit_5f_Preso_5f_Template_5f_16x93-backgroundobjects" style:display-name="RH_Summit_Preso_Template_16x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3-notes" style:display-name="RH_Summit_Preso_Template_16x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1" style:display-name="RH_Summit_Preso_Template_16x93-outline1" style:family="presentation">
      <style:graphic-properties draw:stroke="none" draw:fill="none">
        <text:list-style style:name="RH_5f_Summit_5f_Preso_5f_Template_5f_16x93-outline1" style:display-name="RH_Summit_Preso_Template_16x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2" style:display-name="RH_Summit_Preso_Template_16x93-outline2" style:family="presentation" style:parent-style-name="RH_5f_Summit_5f_Preso_5f_Template_5f_16x93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3-outline3" style:display-name="RH_Summit_Preso_Template_16x93-outline3" style:family="presentation" style:parent-style-name="RH_5f_Summit_5f_Preso_5f_Template_5f_16x93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3-outline4" style:display-name="RH_Summit_Preso_Template_16x93-outline4" style:family="presentation" style:parent-style-name="RH_5f_Summit_5f_Preso_5f_Template_5f_16x93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3-outline5" style:display-name="RH_Summit_Preso_Template_16x93-outline5" style:family="presentation" style:parent-style-name="RH_5f_Summit_5f_Preso_5f_Template_5f_16x93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6" style:display-name="RH_Summit_Preso_Template_16x93-outline6" style:family="presentation" style:parent-style-name="RH_5f_Summit_5f_Preso_5f_Template_5f_16x93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7" style:display-name="RH_Summit_Preso_Template_16x93-outline7" style:family="presentation" style:parent-style-name="RH_5f_Summit_5f_Preso_5f_Template_5f_16x93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8" style:display-name="RH_Summit_Preso_Template_16x93-outline8" style:family="presentation" style:parent-style-name="RH_5f_Summit_5f_Preso_5f_Template_5f_16x93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9" style:display-name="RH_Summit_Preso_Template_16x93-outline9" style:family="presentation" style:parent-style-name="RH_5f_Summit_5f_Preso_5f_Template_5f_16x93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subtitle" style:display-name="RH_Summit_Preso_Template_16x93-subtitle" style:family="presentation">
      <style:graphic-properties draw:stroke="none" draw:fill="none" draw:textarea-vertical-align="middle">
        <text:list-style style:name="RH_5f_Summit_5f_Preso_5f_Template_5f_16x93-subtitle" style:display-name="RH_Summit_Preso_Template_16x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title" style:display-name="RH_Summit_Preso_Template_16x93-title" style:family="presentation">
      <style:graphic-properties draw:stroke="none" draw:fill="none" draw:textarea-vertical-align="middle">
        <text:list-style style:name="RH_5f_Summit_5f_Preso_5f_Template_5f_16x93-title" style:display-name="RH_Summit_Preso_Template_16x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background" style:display-name="RH_Summit_Preso_Template_16x94-background" style:family="presentation">
      <style:graphic-properties draw:stroke="none" draw:fill="none"/>
      <style:text-properties style:letter-kerning="true"/>
    </style:style>
    <style:style style:name="RH_5f_Summit_5f_Preso_5f_Template_5f_16x94-backgroundobjects" style:display-name="RH_Summit_Preso_Template_16x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4-notes" style:display-name="RH_Summit_Preso_Template_16x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1" style:display-name="RH_Summit_Preso_Template_16x94-outline1" style:family="presentation">
      <style:graphic-properties draw:stroke="none" draw:fill="none">
        <text:list-style style:name="RH_5f_Summit_5f_Preso_5f_Template_5f_16x94-outline1" style:display-name="RH_Summit_Preso_Template_16x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2" style:display-name="RH_Summit_Preso_Template_16x94-outline2" style:family="presentation" style:parent-style-name="RH_5f_Summit_5f_Preso_5f_Template_5f_16x9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3" style:display-name="RH_Summit_Preso_Template_16x94-outline3" style:family="presentation" style:parent-style-name="RH_5f_Summit_5f_Preso_5f_Template_5f_16x9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4" style:display-name="RH_Summit_Preso_Template_16x94-outline4" style:family="presentation" style:parent-style-name="RH_5f_Summit_5f_Preso_5f_Template_5f_16x9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5" style:display-name="RH_Summit_Preso_Template_16x94-outline5" style:family="presentation" style:parent-style-name="RH_5f_Summit_5f_Preso_5f_Template_5f_16x9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6" style:display-name="RH_Summit_Preso_Template_16x94-outline6" style:family="presentation" style:parent-style-name="RH_5f_Summit_5f_Preso_5f_Template_5f_16x9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7" style:display-name="RH_Summit_Preso_Template_16x94-outline7" style:family="presentation" style:parent-style-name="RH_5f_Summit_5f_Preso_5f_Template_5f_16x9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8" style:display-name="RH_Summit_Preso_Template_16x94-outline8" style:family="presentation" style:parent-style-name="RH_5f_Summit_5f_Preso_5f_Template_5f_16x94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outline9" style:display-name="RH_Summit_Preso_Template_16x94-outline9" style:family="presentation" style:parent-style-name="RH_5f_Summit_5f_Preso_5f_Template_5f_16x94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subtitle" style:display-name="RH_Summit_Preso_Template_16x94-subtitle" style:family="presentation">
      <style:graphic-properties draw:stroke="none" draw:fill="none" draw:textarea-vertical-align="middle">
        <text:list-style style:name="RH_5f_Summit_5f_Preso_5f_Template_5f_16x94-subtitle" style:display-name="RH_Summit_Preso_Template_16x9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title" style:display-name="RH_Summit_Preso_Template_16x94-title" style:family="presentation">
      <style:graphic-properties draw:stroke="none" draw:fill="none" draw:textarea-vertical-align="middle">
        <text:list-style style:name="RH_5f_Summit_5f_Preso_5f_Template_5f_16x94-title" style:display-name="RH_Summit_Preso_Template_16x9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_5f_Summit_5f_Preso_5f_Template_5f_16x95-background" style:display-name="RH_Summit_Preso_Template_16x95-background" style:family="presentation">
      <style:graphic-properties draw:stroke="none" draw:fill="none"/>
      <style:text-properties style:letter-kerning="true"/>
    </style:style>
    <style:style style:name="RH_5f_Summit_5f_Preso_5f_Template_5f_16x95-backgroundobjects" style:display-name="RH_Summit_Preso_Template_16x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5-notes" style:display-name="RH_Summit_Preso_Template_16x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1" style:display-name="RH_Summit_Preso_Template_16x95-outline1" style:family="presentation">
      <style:graphic-properties draw:stroke="none" draw:fill="none">
        <text:list-style style:name="RH_5f_Summit_5f_Preso_5f_Template_5f_16x95-outline1" style:display-name="RH_Summit_Preso_Template_16x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2" style:display-name="RH_Summit_Preso_Template_16x95-outline2" style:family="presentation" style:parent-style-name="RH_5f_Summit_5f_Preso_5f_Template_5f_16x9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_5f_Summit_5f_Preso_5f_Template_5f_16x95-outline3" style:display-name="RH_Summit_Preso_Template_16x95-outline3" style:family="presentation" style:parent-style-name="RH_5f_Summit_5f_Preso_5f_Template_5f_16x9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_5f_Summit_5f_Preso_5f_Template_5f_16x95-outline4" style:display-name="RH_Summit_Preso_Template_16x95-outline4" style:family="presentation" style:parent-style-name="RH_5f_Summit_5f_Preso_5f_Template_5f_16x9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_5f_Summit_5f_Preso_5f_Template_5f_16x95-outline5" style:display-name="RH_Summit_Preso_Template_16x95-outline5" style:family="presentation" style:parent-style-name="RH_5f_Summit_5f_Preso_5f_Template_5f_16x9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6" style:display-name="RH_Summit_Preso_Template_16x95-outline6" style:family="presentation" style:parent-style-name="RH_5f_Summit_5f_Preso_5f_Template_5f_16x9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7" style:display-name="RH_Summit_Preso_Template_16x95-outline7" style:family="presentation" style:parent-style-name="RH_5f_Summit_5f_Preso_5f_Template_5f_16x9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8" style:display-name="RH_Summit_Preso_Template_16x95-outline8" style:family="presentation" style:parent-style-name="RH_5f_Summit_5f_Preso_5f_Template_5f_16x9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9" style:display-name="RH_Summit_Preso_Template_16x95-outline9" style:family="presentation" style:parent-style-name="RH_5f_Summit_5f_Preso_5f_Template_5f_16x9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subtitle" style:display-name="RH_Summit_Preso_Template_16x95-subtitle" style:family="presentation">
      <style:graphic-properties draw:stroke="none" draw:fill="none" draw:textarea-vertical-align="middle">
        <text:list-style style:name="RH_5f_Summit_5f_Preso_5f_Template_5f_16x95-subtitle" style:display-name="RH_Summit_Preso_Template_16x9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title" style:display-name="RH_Summit_Preso_Template_16x95-title" style:family="presentation">
      <style:graphic-properties draw:stroke="none" draw:fill="none" draw:textarea-vertical-align="middle">
        <text:list-style style:name="RH_5f_Summit_5f_Preso_5f_Template_5f_16x95-title" style:display-name="RH_Summit_Preso_Template_16x9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Summit_5f_Preso_5f_Template_5f_16x9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_5f_Summit_5f_Preso_5f_Template_5f_16x9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Summit_5f_Preso_5f_Template_5f_16x9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Summit_5f_Preso_5f_Template_5f_16x9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_5f_Summit_5f_Preso_5f_Template_5f_16x9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Summit_5f_Preso_5f_Template_5f_16x9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Summit_5f_Preso_5f_Template_5f_16x9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_5f_Summit_5f_Preso_5f_Template_5f_16x9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ummit_5f_Preso_5f_Template_5f_16x9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ummit_5f_Preso_5f_Template_5f_16x9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_5f_Summit_5f_Preso_5f_Template_5f_16x9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ummit_5f_Preso_5f_Template_5f_16x9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ummit_5f_Preso_5f_Template_5f_16x9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_5f_Summit_5f_Preso_5f_Template_5f_16x9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ummit_5f_Preso_5f_Template_5f_16x9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Summit_5f_Preso_5f_Template_5f_16x9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_5f_Summit_5f_Preso_5f_Template_5f_16x9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Summit_5f_Preso_5f_Template_5f_16x9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_5f_Summit_5f_Preso_5f_Template_5f_16x9" style:display-name="RH_Summit_Preso_Template_16x9" style:page-layout-name="PM1" draw:style-name="Mdp1">
      <draw:frame presentation:style-name="RH_5f_Summit_5f_Preso_5f_Template_5f_16x9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A8313824C98A789B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6E44C37B38C9CBF4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-title" draw:layer="backgroundobjects" svg:width="18.627cm" svg:height="10.476cm" svg:x="1.481cm" svg:y="2.123cm" presentation:class="page"/>
        <draw:frame presentation:style-name="RH_5f_Summit_5f_Preso_5f_Template_5f_16x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1" style:display-name="RH_Summit_Preso_Template_16x91" style:page-layout-name="PM1" draw:style-name="Mdp1">
      <draw:frame presentation:style-name="RH_5f_Summit_5f_Preso_5f_Template_5f_16x91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66006606CB2C2A3E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1-title" draw:layer="backgroundobjects" svg:width="18.627cm" svg:height="10.476cm" svg:x="1.481cm" svg:y="2.123cm" presentation:class="page"/>
        <draw:frame presentation:style-name="RH_5f_Summit_5f_Preso_5f_Template_5f_16x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2" style:display-name="RH_Summit_Preso_Template_16x92" style:page-layout-name="PM1" draw:style-name="Mdp1">
      <draw:frame presentation:style-name="RH_5f_Summit_5f_Preso_5f_Template_5f_16x92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927A9559FFD1E955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2-title" draw:layer="backgroundobjects" svg:width="18.627cm" svg:height="10.476cm" svg:x="1.481cm" svg:y="2.123cm" presentation:class="page"/>
        <draw:frame presentation:style-name="RH_5f_Summit_5f_Preso_5f_Template_5f_16x9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3" style:display-name="RH_Summit_Preso_Template_16x93" style:page-layout-name="PM1" draw:style-name="Mdp1">
      <draw:frame presentation:style-name="RH_5f_Summit_5f_Preso_5f_Template_5f_16x93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0229A191267E689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3-title" draw:layer="backgroundobjects" svg:width="0.001cm" svg:height="0.001cm" svg:x="0cm" svg:y="2.123cm" presentation:class="page"/>
        <draw:frame presentation:style-name="RH_5f_Summit_5f_Preso_5f_Template_5f_16x9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4" style:display-name="RH_Summit_Preso_Template_16x94" style:page-layout-name="PM1" draw:style-name="Mdp1">
      <office:forms form:automatic-focus="false" form:apply-design-mode="false"/>
      <draw:frame presentation:style-name="RH_5f_Summit_5f_Preso_5f_Template_5f_16x94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BB884B0E78A5F5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ummit_5f_Preso_5f_Template_5f_16x94-title" draw:layer="backgroundobjects" svg:width="0.001cm" svg:height="0.001cm" svg:x="0cm" svg:y="2.123cm" presentation:class="page"/>
        <draw:frame presentation:style-name="RH_5f_Summit_5f_Preso_5f_Template_5f_16x9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5" style:display-name="RH_Summit_Preso_Template_16x95" style:page-layout-name="PM1" draw:style-name="Mdp1">
      <draw:frame presentation:style-name="RH_5f_Summit_5f_Preso_5f_Template_5f_16x95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6B86A79D9AED8E2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5-title" draw:layer="backgroundobjects" svg:width="0.001cm" svg:height="0.001cm" svg:x="0cm" svg:y="2.123cm" presentation:class="page"/>
        <draw:frame presentation:style-name="RH_5f_Summit_5f_Preso_5f_Template_5f_16x9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32:47.727852197</meta:creation-date>
    <meta:editing-duration>PT23H31M</meta:editing-duration>
    <meta:editing-cycles>78</meta:editing-cycles>
    <meta:generator>LibreOffice/5.0.6.2$Linux_X86_64 LibreOffice_project/00$Build-2</meta:generator>
    <meta:initial-creator>Ted Ross</meta:initial-creator>
    <dc:date>2016-06-30T07:45:13.808684667</dc:date>
    <dc:creator>Ted Ross</dc:creator>
    <meta:document-statistic meta:object-count="468"/>
    <meta:template xlink:type="simple" xlink:actuate="onRequest" xlink:title="" xlink:href="../../../../.config/libreoffice/4/user/template/RH_Summit_Preso_Template_16x9.otp" meta:date="2015-12-21T13:11:45.726854000"/>
  </office:meta>
</office:document-meta>
</file>